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3cddf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75d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ddf" officeooo:paragraph-rsid="00175d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5dfb" officeooo:paragraph-rsid="00175d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3cddf" style:font-weight-asian="bold"/>
    </style:style>
    <style:style style:name="P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3cddf"/>
    </style:style>
    <style:style style:name="P7" style:family="paragraph" style:parent-style-name="Standard">
      <style:paragraph-properties fo:text-align="justify" style:justify-single-word="false"/>
      <style:text-properties officeooo:paragraph-rsid="0013cddf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3cddf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75dfb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75dfb" officeooo:paragraph-rsid="00175dfb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13cddf" style:font-size-asian="14pt"/>
    </style:style>
    <style:style style:name="P12" style:family="paragraph" style:parent-style-name="Standard">
      <style:text-properties style:font-name="Times New Roman" fo:font-size="14pt" officeooo:paragraph-rsid="0013cddf" style:font-size-asian="14pt"/>
    </style:style>
    <style:style style:name="P13" style:family="paragraph" style:parent-style-name="Standard">
      <style:paragraph-properties fo:margin-left="3.4417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4" style:family="paragraph" style:parent-style-name="Standard">
      <style:paragraph-properties fo:margin-left="2.95in" fo:margin-right="0in" fo:text-indent="0.4917in" style:auto-text-indent="false"/>
      <style:text-properties style:font-name="Times New Roman" fo:font-size="14pt" officeooo:paragraph-rsid="0013cddf" style:font-size-asian="14pt"/>
    </style:style>
    <style:style style:name="P15" style:family="paragraph" style:parent-style-name="Standard">
      <style:paragraph-properties fo:text-align="center" style:justify-single-word="false"/>
      <style:text-properties officeooo:paragraph-rsid="0013cddf"/>
    </style:style>
    <style:style style:name="P16" style:family="paragraph" style:parent-style-name="Standard">
      <style:paragraph-properties fo:margin-left="2.95in" fo:margin-right="0in" fo:text-indent="0.4917in" style:auto-text-indent="false"/>
      <style:text-properties officeooo:paragraph-rsid="0013cddf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13cddf"/>
    </style:style>
    <style:style style:name="P1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22pt" fo:font-weight="bold" officeooo:rsid="0013cddf" officeooo:paragraph-rsid="00175dfb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75df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7pt" fo:font-weight="normal" officeooo:rsid="00175dfb" officeooo:paragraph-rsid="00175dfb" style:font-size-asian="17pt" style:font-weight-asian="normal" style:font-size-complex="17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75dfb" style:font-size-asian="15pt" style:font-size-complex="15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3cddf" style:font-size-asian="22pt"/>
    </style:style>
    <style:style style:name="T7" style:family="text">
      <style:text-properties style:font-name="Times New Roman" fo:font-size="20pt" style:font-size-asian="20pt"/>
    </style:style>
    <style:style style:name="T8" style:family="text">
      <style:text-properties style:font-name="Times New Roman" fo:font-size="14pt" style:font-size-asian="14pt"/>
    </style:style>
    <style:style style:name="T9" style:family="text">
      <style:text-properties style:font-name="Times New Roman" fo:font-size="14pt" officeooo:rsid="0013cddf" style:font-size-asian="1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/>
    </style:style>
    <style:style style:name="T12" style:family="text">
      <style:text-properties officeooo:rsid="0016070d"/>
    </style:style>
    <style:style style:name="T13" style:family="text">
      <style:text-properties officeooo:rsid="00175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ИСТЕРСТВО ЦИФРОВОГО РАЗВИТИЯ, СВЯЗИ И МАССОВЫХ КОММУНИКАЦИЙ РОССИЙСКОЙ ФЕДЕРАЦИИ </text:span></text:p>
      <text:p text:style-name="P5"/>
      <text:p text:style-name="P15"><text:span text:style-name="T1">ФЕДЕРАЛЬНОЕ ГОСУДАРСТВЕННОЕ БЮДЖЕТНОЕ ОБРАЗОВАТЕЛЬНОЕ УЧРЕЖДЕНИЕ ВЫСШЕГО ОБРАЗОВАНИЯ </text:span></text:p>
      <text:p text:style-name="P15"><text:span text:style-name="T1">«САНКТ-ПЕТЕРБУРГСКИЙ ГОСУДАРСТВЕННЫЙ УНИВЕРСИТЕТ ТЕЛЕКОММУНИКАЦИЙ ИМ. ПРОФ. М.А. БОНЧ-БРУЕВИЧА» </text:span></text:p>
      <text:p text:style-name="P15"><text:span text:style-name="T1">(СПбГУТ)</text:span></text:p>
      <text:p text:style-name="P12"/>
      <text:p text:style-name="P12"/>
      <text:p text:style-name="P12"/>
      <text:p text:style-name="P12"/>
      <text:p text:style-name="P12"/>
      <text:p text:style-name="P15"><text:span text:style-name="T5">Лабораторная работа №</text:span><text:span text:style-name="T6">4</text:span></text:p>
      <text:p text:style-name="P15"><text:span text:style-name="T5">по курсу</text:span></text:p>
      <text:p text:style-name="P15"><text:span text:style-name="T5">«</text:span><text:span text:style-name="T6">Объектно-ореитритованное программирование</text:span><text:span text:style-name="T5">»</text:span></text:p>
      <text:p text:style-name="P15"><text:span text:style-name="T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8"><text:tab/><text:tab/><text:tab/>Групп</text:span><text:span text:style-name="T9">а: ИКПИ-14</text:span></text:p>
      <text:p text:style-name="P13"/>
      <text:p text:style-name="P17"><text:span text:style-name="T8"><text:tab/><text:tab/><text:tab/><text:tab/> <text:s text:c="6"/><text:tab/><text:tab/><text:tab/><text:tab/><text:tab/>Студент: Дунаев В.Е.</text:span></text:p>
      <text:p text:style-name="P14"/>
      <text:p text:style-name="P16"><text:span text:style-name="T8"><text:tab/><text:tab/><text:tab/>Вариант: </text:span><text:span text:style-name="T9">5</text:span></text:p>
      <text:p text:style-name="P11"/>
      <text:p text:style-name="P11"/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8">Санкт-Петербург</text:span></text:p>
      <text:p text:style-name="P15"><text:span text:style-name="T8">2022 г.</text:span></text:p>
      <text:p text:style-name="P15"><text:soft-page-break/><text:span text:style-name="T11">Постановка задачи.</text:span><text:span text:style-name="T1"> </text:span></text:p>
      <text:p text:style-name="P6">Дополнить систему, состоящую из трех классов <text:span text:style-name="Текст_20_программы_20_Знак">COne</text:span>, <text:span text:style-name="Текст_20_программы_20_Знак">CTwo</text:span> и <text:span text:style-name="Текст_20_программы_20_Знак">CThree</text:span>, которые были разработаны в лабораторной работе 3, новым классом <text:span text:style-name="Текст_20_программы_20_Знак">CFour</text:span>. Новый класс должен быть связан <text:span text:style-name="Текст_20_программы_20_Знак"><text:span text:style-name="T2">public</text:span></text:span> наследованием с классом <text:span text:style-name="Текст_20_программы_20_Знак">CThree</text:span>. Класс <text:span text:style-name="Текст_20_программы_20_Знак">CFour</text:span> должен иметь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()</text:span>. Метод <text:span text:style-name="Текст_20_программы_20_Знак">print()</text:span> в классах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 должен быть виртуальным. <text:s/>Написать тестовую программу для проверки работоспособности разработанных классов. Разработать глобальную функцию<text:span text:style-name="Текст_20_программы_20_Знак"> printAll()</text:span>, имеющую два параметра: массив указателей типа <text:span text:style-name="Текст_20_программы_20_Знак">CTwo*</text:span> и количество элементов в этом массиве <text:span text:style-name="Текст_20_программы_20_Знак"><text:span text:style-name="T2">int</text:span></text:span> <text:span text:style-name="Текст_20_программы_20_Знак">n</text:span>. </text:p>
      <text:p text:style-name="P7">В тестовой программе массив указателей должен быть инициализирован адресами объектов типа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.</text:p>
      <text:p text:style-name="P7"/>
      <text:p text:style-name="P4"><text:span text:style-name="T10">Элементы классов для варианта</text:span></text:p>
      <text:p text:style-name="P20">|COne <text:s text:c="6"/>|CTwo <text:s text:c="7"/>|CThree <text:s text:c="3"/>|CFour</text:p>
      <text:p text:style-name="P20">------------------------------------------------</text:p>
      <text:p text:style-name="P20">|float f <text:s text:c="6"/>|COne *p <text:s text:c="2"/>|int var <text:s text:c="5"/>|int h</text:p>
      <text:p text:style-name="P20">|char* ps <text:s text:c="2"/>|double d</text:p>
      <text:p text:style-name="P4"><text:span text:style-name="T10"/></text:p>
      <text:p text:style-name="P4"/>
      <text:p text:style-name="P4"/>
      <text:p text:style-name="P3"><text:span text:style-name="T10">Код программы</text:span></text:p>
      <text:p text:style-name="P2"><text:span text:style-name="T3"><text:tab/>C</text:span><text:span text:style-name="T4">one</text:span><text:span text:style-name="T3">:</text:span></text:p>
      <text:p text:style-name="P10">#ifndef CONE_H</text:p>
      <text:p text:style-name="P10">#define CONE_H</text:p>
      <text:p text:style-name="P10"/>
      <text:p text:style-name="P10">#include &lt;iostream&gt;</text:p>
      <text:p text:style-name="P10"/>
      <text:p text:style-name="P10">struct COne {</text:p>
      <text:p text:style-name="P10"><text:s text:c="4"/>COne() {</text:p>
      <text:p text:style-name="P10"><text:s text:c="8"/>f = 0;</text:p>
      <text:p text:style-name="P10"><text:s text:c="8"/>ps = nullptr;</text:p>
      <text:p text:style-name="P10"><text:s text:c="4"/>}</text:p>
      <text:p text:style-name="P10"><text:s text:c="4"/>COne(float a, char *b) : f(a) {</text:p>
      <text:p text:style-name="P10"><text:s text:c="8"/>int size = 0;</text:p>
      <text:p text:style-name="P10"><text:s text:c="8"/>while (*(b + size) != '\0') ++size;</text:p>
      <text:p text:style-name="P10"><text:s text:c="8"/>char *buff = new char[size + 1];</text:p>
      <text:p text:style-name="P10"><text:s text:c="8"/>for (int i{}; *(b + i) != '\0'; ++i) buff[i] = b[i];</text:p>
      <text:p text:style-name="P10"><text:s text:c="8"/>buff[size] = '\0';</text:p>
      <text:p text:style-name="P10"><text:s text:c="8"/>ps = buff;</text:p>
      <text:p text:style-name="P10"><text:s text:c="4"/>}</text:p>
      <text:p text:style-name="P10"><text:s text:c="4"/>COne(const COne &amp;copy) {</text:p>
      <text:p text:style-name="P10"><text:s text:c="8"/>int size = 0;</text:p>
      <text:p text:style-name="P10"><text:soft-page-break/><text:s text:c="8"/>while (*(copy.ps + size) != '\0') ++size;</text:p>
      <text:p text:style-name="P10"><text:s text:c="8"/>char *buff = new char[size + 1];</text:p>
      <text:p text:style-name="P10"><text:s text:c="8"/>for (int i{}; *(copy.ps + i) != '\0'; ++i) buff[i] = copy.ps[i];</text:p>
      <text:p text:style-name="P10"><text:s text:c="8"/>buff[size] = '\0';</text:p>
      <text:p text:style-name="P10"><text:s text:c="8"/>delete[] ps;</text:p>
      <text:p text:style-name="P10"><text:s text:c="8"/>ps = buff;</text:p>
      <text:p text:style-name="P10"><text:s text:c="8"/>f = copy.f;</text:p>
      <text:p text:style-name="P10"><text:s text:c="4"/>}</text:p>
      <text:p text:style-name="P10"/>
      <text:p text:style-name="P10"><text:s text:c="4"/>~COne() { delete[] ps; } <text:s text:c="5"/>//деструктор</text:p>
      <text:p text:style-name="P10"/>
      <text:p text:style-name="P10"><text:s text:c="4"/>COne &amp;operator=(const COne &amp;a) {</text:p>
      <text:p text:style-name="P10"><text:s text:c="8"/>int size = 0;</text:p>
      <text:p text:style-name="P10"><text:s text:c="8"/>while (*(a.ps + size) != '\0') ++size;</text:p>
      <text:p text:style-name="P10"><text:s text:c="8"/>char *buff = new char[size + 1];</text:p>
      <text:p text:style-name="P10"><text:s text:c="8"/>for (int i{}; *(a.ps + i) != '\0'; ++i) buff[i] = a.ps[i];</text:p>
      <text:p text:style-name="P10"><text:s text:c="8"/>buff[size] = '\0';</text:p>
      <text:p text:style-name="P10"><text:s text:c="8"/>delete[] ps;</text:p>
      <text:p text:style-name="P10"><text:s text:c="8"/>ps = buff;</text:p>
      <text:p text:style-name="P10"><text:s text:c="8"/>f = a.f;</text:p>
      <text:p text:style-name="P10"><text:s text:c="8"/>return *this;</text:p>
      <text:p text:style-name="P10"><text:s text:c="4"/>}</text:p>
      <text:p text:style-name="P10"/>
      <text:p text:style-name="P10"><text:s text:c="4"/>void print() {</text:p>
      <text:p text:style-name="P10"><text:s text:c="8"/>std::cout &lt;&lt; " <text:s/>Cone:\n";</text:p>
      <text:p text:style-name="P10"><text:s text:c="8"/>if (ps) </text:p>
      <text:p text:style-name="P10"><text:s text:c="12"/>std::cout &lt;&lt; "float = " &lt;&lt; f &lt;&lt; "\nchar * = " &lt;&lt; ps &lt;&lt; "\n\n";</text:p>
      <text:p text:style-name="P10"><text:s text:c="8"/>else </text:p>
      <text:p text:style-name="P10"><text:s text:c="12"/>std::cout &lt;&lt; "float = " &lt;&lt; f &lt;&lt; "\nchar * = " &lt;&lt; (void *)ps &lt;&lt; "\n\n";</text:p>
      <text:p text:style-name="P10"><text:s text:c="4"/>}</text:p>
      <text:p text:style-name="P10"/>
      <text:p text:style-name="P10"><text:s text:c="4"/>float get_f() { return f; }</text:p>
      <text:p text:style-name="P10"><text:s text:c="4"/>char *get_ch() { return ps; }</text:p>
      <text:p text:style-name="P10"/>
      <text:p text:style-name="P10"><text:s text:c="3"/>private:</text:p>
      <text:p text:style-name="P10"><text:s text:c="4"/>float f;</text:p>
      <text:p text:style-name="P10"><text:s text:c="4"/>char *ps;</text:p>
      <text:p text:style-name="P10">};</text:p>
      <text:p text:style-name="P10">#endif</text:p>
      <text:p text:style-name="P2"><text:span text:style-name="T3"><text:tab/>C</text:span><text:span text:style-name="T4">two</text:span><text:span text:style-name="T3">:</text:span></text:p>
      <text:p text:style-name="P9">#ifndef CTWO_H</text:p>
      <text:p text:style-name="P9">#define CTWO_H</text:p>
      <text:p text:style-name="P9"/>
      <text:p text:style-name="P9">#include "COne.hpp"</text:p>
      <text:p text:style-name="P9"/>
      <text:p text:style-name="P9">struct CTwo {</text:p>
      <text:p text:style-name="P9"><text:s text:c="4"/>CTwo() {</text:p>
      <text:p text:style-name="P9"><text:s text:c="8"/>d = 0.0;</text:p>
      <text:p text:style-name="P9"><text:soft-page-break/><text:s text:c="8"/>p = new COne();</text:p>
      <text:p text:style-name="P9"><text:s text:c="4"/>}</text:p>
      <text:p text:style-name="P9"/>
      <text:p text:style-name="P9"><text:s text:c="4"/>CTwo(double a, COne *b) {</text:p>
      <text:p text:style-name="P9"><text:s text:c="8"/>d = a;</text:p>
      <text:p text:style-name="P9"><text:s text:c="8"/>COne *temp = new COne;</text:p>
      <text:p text:style-name="P9"><text:s text:c="8"/>*temp = *b;</text:p>
      <text:p text:style-name="P9"><text:s text:c="8"/>p = temp;</text:p>
      <text:p text:style-name="P9"><text:s text:c="4"/>}</text:p>
      <text:p text:style-name="P9"/>
      <text:p text:style-name="P9"><text:s text:c="4"/>CTwo(const CTwo &amp;a) {</text:p>
      <text:p text:style-name="P9"><text:s text:c="8"/>d = a.d;</text:p>
      <text:p text:style-name="P9"><text:s text:c="8"/>COne *temp = new COne;</text:p>
      <text:p text:style-name="P9"><text:s text:c="8"/>*temp = *a.p;</text:p>
      <text:p text:style-name="P9"><text:s text:c="8"/>p = temp;</text:p>
      <text:p text:style-name="P9"><text:s text:c="4"/>}</text:p>
      <text:p text:style-name="P9"/>
      <text:p text:style-name="P9"><text:s text:c="4"/>virtual ~CTwo() { delete p; } <text:s text:c="5"/>//деструктор</text:p>
      <text:p text:style-name="P9"/>
      <text:p text:style-name="P9"><text:s text:c="4"/>CTwo &amp;operator=(const CTwo &amp;a) {</text:p>
      <text:p text:style-name="P9"><text:s text:c="8"/>d = a.d;</text:p>
      <text:p text:style-name="P9"><text:s text:c="8"/>COne *temp = new COne;</text:p>
      <text:p text:style-name="P9"><text:s text:c="8"/>*temp = *a.p;</text:p>
      <text:p text:style-name="P9"><text:s text:c="8"/>delete p;</text:p>
      <text:p text:style-name="P9"><text:s text:c="8"/>p = temp;</text:p>
      <text:p text:style-name="P9"><text:s text:c="8"/>return *this;</text:p>
      <text:p text:style-name="P9"><text:s text:c="4"/>}</text:p>
      <text:p text:style-name="P9"/>
      <text:p text:style-name="P9"><text:s text:c="4"/>double get_d() { return d; }</text:p>
      <text:p text:style-name="P9"/>
      <text:p text:style-name="P9"><text:s text:c="4"/>COne *get_COne() { return p; }</text:p>
      <text:p text:style-name="P9"/>
      <text:p text:style-name="P9"><text:s text:c="4"/>virtual void print() {</text:p>
      <text:p text:style-name="P9"><text:s text:c="8"/>std::cout &lt;&lt; " <text:s/>CTwo\ndouble = " &lt;&lt; d &lt;&lt; "\n";</text:p>
      <text:p text:style-name="P9"><text:s text:c="8"/>p-&gt;print();</text:p>
      <text:p text:style-name="P9"><text:s text:c="8"/>std::cout &lt;&lt; '\n';</text:p>
      <text:p text:style-name="P9"><text:s text:c="4"/>}</text:p>
      <text:p text:style-name="P9"/>
      <text:p text:style-name="P9"><text:s text:c="3"/>private:</text:p>
      <text:p text:style-name="P9"><text:s text:c="4"/>double d;</text:p>
      <text:p text:style-name="P9"><text:s text:c="4"/>COne *p;</text:p>
      <text:p text:style-name="P9">};</text:p>
      <text:p text:style-name="P9"/>
      <text:p text:style-name="P9">#endif</text:p>
      <text:p text:style-name="P2"><text:span text:style-name="T3"><text:tab/>C</text:span><text:span text:style-name="T4">three</text:span><text:span text:style-name="T3">:<text:tab/></text:span></text:p>
      <text:p text:style-name="P19">#ifndef CTHREE_HPP</text:p>
      <text:p text:style-name="P19">#define CTHREE_HPP</text:p>
      <text:p text:style-name="P19"/>
      <text:p text:style-name="P19"><text:soft-page-break/>#include "CTwo.hpp"</text:p>
      <text:p text:style-name="P19"/>
      <text:p text:style-name="P19">struct CThree : public CTwo {</text:p>
      <text:p text:style-name="P19"><text:s text:c="4"/>// explicit CThree() = default;</text:p>
      <text:p text:style-name="P19"><text:s text:c="4"/>explicit CThree() : var() {};</text:p>
      <text:p text:style-name="P19"/>
      <text:p text:style-name="P19"><text:s text:c="4"/>explicit CThree(int a) : var(a) {}</text:p>
      <text:p text:style-name="P19"/>
      <text:p text:style-name="P19"><text:s text:c="4"/>explicit CThree(const CThree &amp;a) :CTwo(a), var(a.var) {}</text:p>
      <text:p text:style-name="P19"/>
      <text:p text:style-name="P19"><text:s text:c="4"/>explicit CThree(const CTwo &amp;a, int b) : CTwo (a) , var(b) {}</text:p>
      <text:p text:style-name="P19"/>
      <text:p text:style-name="P19"><text:s text:c="4"/>CThree &amp;operator=(const CThree &amp;a) {</text:p>
      <text:p text:style-name="P19"><text:s text:c="8"/>var = a.var;</text:p>
      <text:p text:style-name="P19"><text:s text:c="8"/>return *this;</text:p>
      <text:p text:style-name="P19"><text:s text:c="4"/>}</text:p>
      <text:p text:style-name="P19"/>
      <text:p text:style-name="P19"><text:s text:c="4"/>CThree &amp;operator=(int a) {</text:p>
      <text:p text:style-name="P19"><text:s text:c="8"/>var = a;</text:p>
      <text:p text:style-name="P19"><text:s text:c="8"/>return *this;</text:p>
      <text:p text:style-name="P19"><text:s text:c="4"/>}</text:p>
      <text:p text:style-name="P19"/>
      <text:p text:style-name="P19"><text:s text:c="4"/>virtual ~CThree() {} <text:s text:c="9"/>//деструктор</text:p>
      <text:p text:style-name="P19"/>
      <text:p text:style-name="P19"><text:s text:c="4"/>int get_int() { return var; }</text:p>
      <text:p text:style-name="P19"/>
      <text:p text:style-name="P19"><text:s text:c="4"/>virtual void print() { </text:p>
      <text:p text:style-name="P19"><text:s text:c="8"/>std::cout &lt;&lt; " <text:s/>CThree:\nint = " &lt;&lt; var &lt;&lt; '\n'; </text:p>
      <text:p text:style-name="P19"><text:s text:c="8"/>CTwo::print(); <text:s text:c="2"/></text:p>
      <text:p text:style-name="P19"><text:s text:c="8"/>std::cout &lt;&lt; '\n';</text:p>
      <text:p text:style-name="P19"><text:s text:c="4"/>}</text:p>
      <text:p text:style-name="P19"/>
      <text:p text:style-name="P19"><text:s text:c="3"/>private:</text:p>
      <text:p text:style-name="P19"><text:s text:c="4"/>int var;</text:p>
      <text:p text:style-name="P19">};</text:p>
      <text:p text:style-name="P19"/>
      <text:p text:style-name="P19">#endif</text:p>
      <text:p text:style-name="P2"><text:span text:style-name="T3"><text:tab/>CFour:</text:span> </text:p>
      <text:p text:style-name="P8">#ifndef CFOUR_HP<text:span text:style-name="T12">P</text:span></text:p>
      <text:p text:style-name="P8">#define CFOUR_HP<text:span text:style-name="T12">P</text:span></text:p>
      <text:p text:style-name="P8"/>
      <text:p text:style-name="P8">#include "CThree.hpp"</text:p>
      <text:p text:style-name="P8"/>
      <text:p text:style-name="P8">struct CFour : public CThree{</text:p>
      <text:p text:style-name="P8"><text:s text:c="4"/>explicit CFour() : h(0) {}</text:p>
      <text:p text:style-name="P8"/>
      <text:p text:style-name="P8"><text:s text:c="4"/>explicit CFour(int a) : h(a) {}</text:p>
      <text:p text:style-name="P8"/>
      <text:p text:style-name="P8"><text:soft-page-break/><text:s text:c="4"/>explicit CFour(const CFour &amp;a) { h = a.h; }</text:p>
      <text:p text:style-name="P8"/>
      <text:p text:style-name="P8"><text:s text:c="4"/>explicit CFour(const CThree &amp;a, int b) : CThree(a) , h(b) {}</text:p>
      <text:p text:style-name="P8"/>
      <text:p text:style-name="P8"><text:s text:c="4"/>CFour &amp;operator=(const CFour &amp;a) {</text:p>
      <text:p text:style-name="P8"><text:s text:c="8"/>h = a.h;</text:p>
      <text:p text:style-name="P8"><text:s text:c="8"/>return *this;</text:p>
      <text:p text:style-name="P8"><text:s text:c="4"/>}</text:p>
      <text:p text:style-name="P8"/>
      <text:p text:style-name="P8"><text:s text:c="4"/>CFour &amp;operator=(int a) {</text:p>
      <text:p text:style-name="P8"><text:s text:c="8"/>h = a;</text:p>
      <text:p text:style-name="P8"><text:s text:c="8"/>return *this;</text:p>
      <text:p text:style-name="P8"><text:s text:c="4"/>}</text:p>
      <text:p text:style-name="P8"/>
      <text:p text:style-name="P8"><text:s text:c="4"/>~CFour() {} <text:s text:c="8"/>//деструктор</text:p>
      <text:p text:style-name="P8"/>
      <text:p text:style-name="P8"><text:s text:c="4"/>int get_int() { return h; }</text:p>
      <text:p text:style-name="P8"/>
      <text:p text:style-name="P8"><text:s text:c="4"/>virtual void print() {</text:p>
      <text:p text:style-name="P8"><text:s text:c="8"/>std::cout &lt;&lt; " <text:s/>CFour\nint = " &lt;&lt; h &lt;&lt; '\n'; </text:p>
      <text:p text:style-name="P8"><text:s text:c="8"/>CThree::print();</text:p>
      <text:p text:style-name="P8"><text:s text:c="8"/>std::cout &lt;&lt; '\n';</text:p>
      <text:p text:style-name="P8"><text:s text:c="4"/>}</text:p>
      <text:p text:style-name="P8"/>
      <text:p text:style-name="P8"><text:s text:c="3"/>private:</text:p>
      <text:p text:style-name="P8"><text:s text:c="4"/>int h;</text:p>
      <text:p text:style-name="P8">};</text:p>
      <text:p text:style-name="P8"/>
      <text:p text:style-name="P8">#endif</text:p>
      <text:p text:style-name="P8"/>
      <text:p text:style-name="P1"><text:tab/><text:tab/><text:span text:style-name="T3">Main.cpp :</text:span></text:p>
      <text:p text:style-name="P8">#include "CFour.hpp"</text:p>
      <text:p text:style-name="P8"/>
      <text:p text:style-name="P8">void printAll(CTwo** a, int n) {</text:p>
      <text:p text:style-name="P8"><text:s text:c="4"/>for (int i{}; i &lt; n; ++i) {</text:p>
      <text:p text:style-name="P8"><text:s text:c="8"/>a[i]-&gt;print();</text:p>
      <text:p text:style-name="P8"><text:s text:c="4"/>}</text:p>
      <text:p text:style-name="P8">}</text:p>
      <text:p text:style-name="P8"/>
      <text:p text:style-name="P8">int main() {</text:p>
      <text:p text:style-name="P8"><text:s text:c="4"/>char str[] = "Hello";</text:p>
      <text:p text:style-name="P8"><text:s text:c="4"/>COne temp {3.14, str};</text:p>
      <text:p text:style-name="P8"><text:s text:c="4"/>CTwo a{6.28, &amp;temp};</text:p>
      <text:p text:style-name="P8"><text:s text:c="4"/>CThree b{a, 8};</text:p>
      <text:p text:style-name="P8"><text:s text:c="4"/>CFour c{b, 10};</text:p>
      <text:p text:style-name="P8"><text:s text:c="4"/>CTwo* array[3]{&amp;a, &amp;b, &amp;c};</text:p>
      <text:p text:style-name="P8"><text:s text:c="4"/>printAll(array, 3);</text:p>
      <text:p text:style-name="P8"><text:s text:c="4"/>return 0;</text:p>
      <text:p text:style-name="P8"><text:soft-page-break/>}</text:p>
      <text:p text:style-name="P8"/>
      <text:p text:style-name="P8"/>
      <text:p text:style-name="P8"/>
      <text:p text:style-name="P18">Вывод программы:</text:p>
      <text:p text:style-name="P19"><text:s text:c="2"/>CTwo</text:p>
      <text:p text:style-name="P19">double = 6.28</text:p>
      <text:p text:style-name="P19"><text:s text:c="2"/>Cone:</text:p>
      <text:p text:style-name="P19">float = 3.14</text:p>
      <text:p text:style-name="P19">char * = Hello</text:p>
      <text:p text:style-name="P19"/>
      <text:p text:style-name="P19"/>
      <text:p text:style-name="P19"><text:s text:c="2"/>CThree:</text:p>
      <text:p text:style-name="P19">int = 8</text:p>
      <text:p text:style-name="P19"><text:s text:c="2"/>CTwo</text:p>
      <text:p text:style-name="P19">double = 6.28</text:p>
      <text:p text:style-name="P19"><text:s text:c="2"/>Cone:</text:p>
      <text:p text:style-name="P19">float = 3.14</text:p>
      <text:p text:style-name="P19">char * = Hello</text:p>
      <text:p text:style-name="P19"/>
      <text:p text:style-name="P19"/>
      <text:p text:style-name="P19"/>
      <text:p text:style-name="P19"><text:s text:c="2"/>CFour</text:p>
      <text:p text:style-name="P19">int = 10</text:p>
      <text:p text:style-name="P19"><text:s text:c="2"/>CThree:</text:p>
      <text:p text:style-name="P19">int = 8</text:p>
      <text:p text:style-name="P19"><text:s text:c="2"/>CTwo</text:p>
      <text:p text:style-name="P19">double = 6.28</text:p>
      <text:p text:style-name="P19"><text:s text:c="2"/>Cone:</text:p>
      <text:p text:style-name="P19">float = 3.14</text:p>
      <text:p text:style-name="P19">char * = Hello</text:p>
      <text:p text:style-name="P18"/>
      <text:p text:style-name="P18"><text:tab/><text:tab/><text:tab/><text:tab/><text:tab/><text:span text:style-name="T13">В</text:span>ыво<text:span text:style-name="T13">ды</text:span>:</text:p>
      <text:p text:style-name="P10">Я научился работать с виртуальными методами и деструкторами, а также оформлять отчеты к лабораторным работам в соответствии со стандартами профессии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34:28.956831974</meta:creation-date>
    <dc:date>2022-11-15T10:34:55.238011534</dc:date>
    <meta:editing-duration>PT1H59M51S</meta:editing-duration>
    <meta:editing-cycles>6</meta:editing-cycles>
    <meta:generator>LibreOffice/7.4.2.3$Linux_X86_64 LibreOffice_project/40$Build-3</meta:generator>
    <meta:document-statistic meta:table-count="0" meta:image-count="0" meta:object-count="0" meta:page-count="7" meta:paragraph-count="214" meta:word-count="853" meta:character-count="5743" meta:non-whitespace-character-count="4175"/>
  </office:meta>
</office:document-meta>
</file>